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/>
      <style:text-properties officeooo:paragraph-rsid="0016c56e"/>
    </style:style>
    <style:style style:name="P3" style:family="paragraph" style:parent-style-name="Standard">
      <style:paragraph-properties fo:line-height="200%"/>
      <style:text-properties officeooo:paragraph-rsid="002c17ab"/>
    </style:style>
    <style:style style:name="P4" style:family="paragraph" style:parent-style-name="Standard">
      <style:paragraph-properties fo:line-height="200%"/>
      <style:text-properties officeooo:paragraph-rsid="00373d94"/>
    </style:style>
    <style:style style:name="P5" style:family="paragraph" style:parent-style-name="Standard">
      <style:paragraph-properties fo:line-height="200%"/>
      <style:text-properties officeooo:paragraph-rsid="004250fb"/>
    </style:style>
    <style:style style:name="P6" style:family="paragraph" style:parent-style-name="Standard">
      <style:paragraph-properties fo:line-height="200%"/>
      <style:text-properties officeooo:paragraph-rsid="00487459"/>
    </style:style>
    <style:style style:name="P7" style:family="paragraph" style:parent-style-name="Standard">
      <style:paragraph-properties fo:line-height="200%"/>
      <style:text-properties officeooo:paragraph-rsid="00500030"/>
    </style:style>
    <style:style style:name="P8" style:family="paragraph" style:parent-style-name="Standard">
      <style:paragraph-properties fo:line-height="200%"/>
      <style:text-properties officeooo:paragraph-rsid="00508065"/>
    </style:style>
    <style:style style:name="P9" style:family="paragraph" style:parent-style-name="Standard">
      <style:paragraph-properties fo:line-height="200%"/>
      <style:text-properties officeooo:paragraph-rsid="00528262"/>
    </style:style>
    <style:style style:name="P10" style:family="paragraph" style:parent-style-name="Standard">
      <style:paragraph-properties fo:line-height="200%"/>
      <style:text-properties officeooo:rsid="00186d06" officeooo:paragraph-rsid="00186d06"/>
    </style:style>
    <style:style style:name="P11" style:family="paragraph" style:parent-style-name="Standard">
      <style:paragraph-properties fo:line-height="200%"/>
      <style:text-properties officeooo:rsid="001d2e01" officeooo:paragraph-rsid="001d2e01"/>
    </style:style>
    <style:style style:name="P12" style:family="paragraph" style:parent-style-name="Standard">
      <style:paragraph-properties fo:line-height="200%"/>
      <style:text-properties officeooo:rsid="001f1efb" officeooo:paragraph-rsid="001f1efb"/>
    </style:style>
    <style:style style:name="P13" style:family="paragraph" style:parent-style-name="Standard">
      <style:paragraph-properties fo:line-height="200%"/>
      <style:text-properties officeooo:rsid="00217107" officeooo:paragraph-rsid="00217107"/>
    </style:style>
    <style:style style:name="P14" style:family="paragraph" style:parent-style-name="Standard">
      <style:paragraph-properties fo:line-height="200%"/>
      <style:text-properties officeooo:rsid="00217107" officeooo:paragraph-rsid="002c17ab"/>
    </style:style>
    <style:style style:name="P15" style:family="paragraph" style:parent-style-name="Standard">
      <style:paragraph-properties fo:line-height="200%"/>
      <style:text-properties officeooo:rsid="00217107" officeooo:paragraph-rsid="00373d94"/>
    </style:style>
    <style:style style:name="P16" style:family="paragraph" style:parent-style-name="Standard">
      <style:paragraph-properties fo:line-height="200%"/>
      <style:text-properties officeooo:rsid="00217107" officeooo:paragraph-rsid="004250fb"/>
    </style:style>
    <style:style style:name="P17" style:family="paragraph" style:parent-style-name="Standard">
      <style:paragraph-properties fo:line-height="200%"/>
      <style:text-properties officeooo:rsid="00217107" officeooo:paragraph-rsid="00487459"/>
    </style:style>
    <style:style style:name="P18" style:family="paragraph" style:parent-style-name="Standard">
      <style:paragraph-properties fo:line-height="200%"/>
      <style:text-properties officeooo:rsid="00217107" officeooo:paragraph-rsid="00500030"/>
    </style:style>
    <style:style style:name="P19" style:family="paragraph" style:parent-style-name="Standard">
      <style:paragraph-properties fo:line-height="200%"/>
      <style:text-properties officeooo:rsid="00217107" officeooo:paragraph-rsid="00528262"/>
    </style:style>
    <style:style style:name="P20" style:family="paragraph" style:parent-style-name="Standard">
      <style:paragraph-properties fo:line-height="200%"/>
      <style:text-properties officeooo:rsid="0027f386" officeooo:paragraph-rsid="0021d767"/>
    </style:style>
    <style:style style:name="P21" style:family="paragraph" style:parent-style-name="Standard">
      <style:paragraph-properties fo:line-height="200%"/>
      <style:text-properties officeooo:rsid="0027f386" officeooo:paragraph-rsid="002c17ab"/>
    </style:style>
    <style:style style:name="P22" style:family="paragraph" style:parent-style-name="Standard">
      <style:paragraph-properties fo:line-height="200%"/>
      <style:text-properties officeooo:rsid="0027f386" officeooo:paragraph-rsid="00373d94"/>
    </style:style>
    <style:style style:name="P23" style:family="paragraph" style:parent-style-name="Standard">
      <style:paragraph-properties fo:line-height="200%"/>
      <style:text-properties officeooo:rsid="0027f386" officeooo:paragraph-rsid="004250fb"/>
    </style:style>
    <style:style style:name="P24" style:family="paragraph" style:parent-style-name="Standard">
      <style:paragraph-properties fo:line-height="200%"/>
      <style:text-properties officeooo:rsid="0027f386" officeooo:paragraph-rsid="00487459"/>
    </style:style>
    <style:style style:name="P25" style:family="paragraph" style:parent-style-name="Standard">
      <style:paragraph-properties fo:line-height="200%"/>
      <style:text-properties officeooo:rsid="0027f386" officeooo:paragraph-rsid="00500030"/>
    </style:style>
    <style:style style:name="P26" style:family="paragraph" style:parent-style-name="Standard">
      <style:paragraph-properties fo:line-height="200%"/>
      <style:text-properties officeooo:rsid="0027f386" officeooo:paragraph-rsid="00528262"/>
    </style:style>
    <style:style style:name="P27" style:family="paragraph" style:parent-style-name="Standard">
      <style:paragraph-properties fo:line-height="200%"/>
      <style:text-properties style:text-line-through-style="solid" style:text-line-through-type="single" officeooo:rsid="0030e56c" officeooo:paragraph-rsid="0030e56c"/>
    </style:style>
    <style:style style:name="P28" style:family="paragraph" style:parent-style-name="Standard">
      <style:paragraph-properties fo:line-height="200%"/>
      <style:text-properties officeooo:rsid="003f3c56" officeooo:paragraph-rsid="00410e9c"/>
    </style:style>
    <style:style style:name="P29" style:family="paragraph" style:parent-style-name="Standard">
      <style:paragraph-properties fo:line-height="200%"/>
      <style:text-properties officeooo:rsid="004250fb" officeooo:paragraph-rsid="004250fb"/>
    </style:style>
    <style:style style:name="P30" style:family="paragraph" style:parent-style-name="Standard">
      <style:paragraph-properties fo:line-height="200%"/>
      <style:text-properties officeooo:rsid="004250fb" officeooo:paragraph-rsid="00487459"/>
    </style:style>
    <style:style style:name="P31" style:family="paragraph" style:parent-style-name="Standard">
      <style:paragraph-properties fo:line-height="200%"/>
      <style:text-properties officeooo:rsid="004250fb" officeooo:paragraph-rsid="00500030"/>
    </style:style>
    <style:style style:name="P32" style:family="paragraph" style:parent-style-name="Standard">
      <style:paragraph-properties fo:line-height="200%"/>
      <style:text-properties officeooo:rsid="004250fb" officeooo:paragraph-rsid="00528262"/>
    </style:style>
    <style:style style:name="P33" style:family="paragraph" style:parent-style-name="Standard">
      <style:paragraph-properties fo:line-height="200%"/>
      <style:text-properties officeooo:rsid="004e279f" officeooo:paragraph-rsid="00500030"/>
    </style:style>
    <style:style style:name="P34" style:family="paragraph" style:parent-style-name="Standard">
      <style:paragraph-properties fo:line-height="200%"/>
      <style:text-properties officeooo:rsid="00528262" officeooo:paragraph-rsid="00528262"/>
    </style:style>
    <style:style style:name="P35" style:family="paragraph" style:parent-style-name="Standard">
      <style:paragraph-properties fo:line-height="200%"/>
      <style:text-properties officeooo:paragraph-rsid="00487459"/>
    </style:style>
    <style:style style:name="P36" style:family="paragraph" style:parent-style-name="Standard">
      <style:paragraph-properties fo:line-height="200%"/>
      <style:text-properties officeooo:paragraph-rsid="0054ccd2"/>
    </style:style>
    <style:style style:name="P37" style:family="paragraph" style:parent-style-name="Standard">
      <style:paragraph-properties fo:line-height="200%"/>
      <style:text-properties officeooo:rsid="004250fb" officeooo:paragraph-rsid="0054ccd2"/>
    </style:style>
    <style:style style:name="P38" style:family="paragraph" style:parent-style-name="Standard">
      <style:paragraph-properties fo:line-height="200%"/>
      <style:text-properties officeooo:rsid="00217107" officeooo:paragraph-rsid="0054ccd2"/>
    </style:style>
    <style:style style:name="P39" style:family="paragraph" style:parent-style-name="Standard">
      <style:paragraph-properties fo:line-height="200%"/>
      <style:text-properties officeooo:rsid="00528262" officeooo:paragraph-rsid="0054ccd2"/>
    </style:style>
    <style:style style:name="P40" style:family="paragraph" style:parent-style-name="Standard">
      <style:paragraph-properties fo:line-height="200%"/>
      <style:text-properties officeooo:rsid="005b049e" officeooo:paragraph-rsid="005b049e"/>
    </style:style>
    <style:style style:name="P41" style:family="paragraph" style:parent-style-name="Standard">
      <style:paragraph-properties fo:line-height="200%"/>
      <style:text-properties officeooo:rsid="005bfd8e" officeooo:paragraph-rsid="005bfd8e"/>
    </style:style>
    <style:style style:name="T1" style:family="text">
      <style:text-properties officeooo:rsid="00186d06"/>
    </style:style>
    <style:style style:name="T2" style:family="text">
      <style:text-properties officeooo:rsid="00202006"/>
    </style:style>
    <style:style style:name="T3" style:family="text">
      <style:text-properties officeooo:rsid="00217107"/>
    </style:style>
    <style:style style:name="T4" style:family="text">
      <style:text-properties officeooo:rsid="0021b44b"/>
    </style:style>
    <style:style style:name="T5" style:family="text">
      <style:text-properties officeooo:rsid="002373e1"/>
    </style:style>
    <style:style style:name="T6" style:family="text">
      <style:text-properties officeooo:rsid="0027f386"/>
    </style:style>
    <style:style style:name="T7" style:family="text">
      <style:text-properties officeooo:rsid="00299314"/>
    </style:style>
    <style:style style:name="T8" style:family="text">
      <style:text-properties officeooo:rsid="002c17ab"/>
    </style:style>
    <style:style style:name="T9" style:family="text">
      <style:text-properties officeooo:rsid="002f15b7"/>
    </style:style>
    <style:style style:name="T10" style:family="text">
      <style:text-properties officeooo:rsid="0032a371"/>
    </style:style>
    <style:style style:name="T11" style:family="text">
      <style:text-properties officeooo:rsid="0033cb71"/>
    </style:style>
    <style:style style:name="T12" style:family="text">
      <style:text-properties officeooo:rsid="00342122"/>
    </style:style>
    <style:style style:name="T13" style:family="text">
      <style:text-properties officeooo:rsid="0034893c"/>
    </style:style>
    <style:style style:name="T14" style:family="text">
      <style:text-properties officeooo:rsid="0039e58b"/>
    </style:style>
    <style:style style:name="T15" style:family="text">
      <style:text-properties officeooo:rsid="004250fb"/>
    </style:style>
    <style:style style:name="T16" style:family="text">
      <style:text-properties officeooo:rsid="00458044"/>
    </style:style>
    <style:style style:name="T17" style:family="text">
      <style:text-properties officeooo:rsid="00487459"/>
    </style:style>
    <style:style style:name="T18" style:family="text">
      <style:text-properties fo:color="#800000"/>
    </style:style>
    <style:style style:name="T19" style:family="text">
      <style:text-properties fo:color="#800000" officeooo:rsid="00299314"/>
    </style:style>
    <style:style style:name="T20" style:family="text">
      <style:text-properties fo:color="#800000" officeooo:rsid="00487459"/>
    </style:style>
    <style:style style:name="T21" style:family="text">
      <style:text-properties officeooo:rsid="00500030"/>
    </style:style>
    <style:style style:name="T22" style:family="text">
      <style:text-properties officeooo:rsid="001f1efb"/>
    </style:style>
    <style:style style:name="T23" style:family="text">
      <style:text-properties fo:color="#000000"/>
    </style:style>
    <style:style style:name="T24" style:family="text">
      <style:text-properties fo:color="#000000" officeooo:rsid="00487459"/>
    </style:style>
    <style:style style:name="T25" style:family="text">
      <style:text-properties fo:color="#000000" officeooo:rsid="00508065"/>
    </style:style>
    <style:style style:name="T26" style:family="text">
      <style:text-properties officeooo:rsid="00528262"/>
    </style:style>
    <style:style style:name="T27" style:family="text">
      <style:text-properties officeooo:rsid="005442b9"/>
    </style:style>
    <style:style style:name="T28" style:family="text">
      <style:text-properties officeooo:rsid="0054ccd2"/>
    </style:style>
    <style:style style:name="T29" style:family="text">
      <style:text-properties officeooo:rsid="0057f241"/>
    </style:style>
    <style:style style:name="T30" style:family="text">
      <style:text-properties officeooo:rsid="005b049e"/>
    </style:style>
    <style:style style:name="T31" style:family="text">
      <style:text-properties officeooo:rsid="005bfd8e"/>
    </style:style>
    <style:style style:name="T32" style:family="text">
      <style:text-properties officeooo:rsid="005dec62"/>
    </style:style>
    <style:style style:name="T33" style:family="text">
      <style:text-properties officeooo:rsid="005fdf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glae Alecto</text:p>
      <text:p text:style-name="P11"/>
      <text:p text:style-name="P11">Iracunda mujer te alzas cual ola</text:p>
      <text:p text:style-name="P11">sobre mi cuerpo de sal y verbena </text:p>
      <text:p text:style-name="P11">me acobijas con la fuerza de Athena</text:p>
      <text:p text:style-name="P11">y te entristeces si te dejo sola</text:p>
      <text:p text:style-name="P11"/>
      <text:p text:style-name="P12">Te vas mujer vistiendo tu corola</text:p>
      <text:p text:style-name="P12">con le signo boreal vista plena</text:p>
      <text:p text:style-name="P12">de quien a salvo anda por el Siena</text:p>
      <text:p text:style-name="P12">mientras voy disolviéndome en aureloas </text:p>
      <text:p text:style-name="P12"/>
      <text:p text:style-name="P12">¿pondras mis flores en tu bello ornato</text:p>
      <text:p text:style-name="P12">junto a los lirios con falta de arraigo</text:p>
      <text:p text:style-name="P12">o se<text:span text:style-name="T21">g</text:span>uiré nadando sin percato</text:p>
      <text:p text:style-name="P12"/>
      <text:p text:style-name="P12">buscando aliviar un castigo</text:p>
      <text:p text:style-name="P12">y aunque siga perdiendo mi retarto</text:p>
      <text:p text:style-name="P12">seguiré usan<text:span text:style-name="T21">d</text:span>o tus olas de abrigo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glae alecto</text:p>
      <text:p text:style-name="P2"/>
      <text:p text:style-name="P2">Iracunda mujer <text:span text:style-name="T1">rompes</text:span> cual ola</text:p>
      <text:p text:style-name="P1">sobre mi cuerpo de sal y verbena,</text:p>
      <text:p text:style-name="P10"><text:span text:style-name="T2">arrapado</text:span> <text:span text:style-name="T2">por la</text:span> fuerza <text:span text:style-name="T3">de </text:span>Athena</text:p>
      <text:p text:style-name="P1"><text:span text:style-name="T2">escucho tu pesar estando </text:span>sola.</text:p>
      <text:p text:style-name="P13"/>
      <text:p text:style-name="P1">Te vas mujer, vistiendo <text:span text:style-name="T3">tu</text:span> corola,</text:p>
      <text:p text:style-name="P1">con el signo boreal a vista plena,</text:p>
      <text:p text:style-name="P1"><text:span text:style-name="T4">para aquellos que andan sobre el </text:span>Siena,</text:p>
      <text:p text:style-name="P1">mientras voy disolviéndome en <text:span text:style-name="T4">tu</text:span> aureola.</text:p>
      <text:p text:style-name="P1"/>
      <text:p text:style-name="P1">¿Pondrás mis flores en tu bello ornato</text:p>
      <text:p text:style-name="P20">para al fin descansar tu amor conmigo</text:p>
      <text:p text:style-name="P1">o seguiré <text:span text:style-name="T5">en tus olas</text:span> sin percato</text:p>
      <text:p text:style-name="P1"/>
      <text:p text:style-name="P1"><text:span text:style-name="T6">por buscar</text:span> aliviar algún castigo?</text:p>
      <text:p text:style-name="P1"><text:span text:style-name="T7">Sin importar que pierda</text:span> mi retrato </text:p>
      <text:p text:style-name="P1">seguiré usando tus olas de abrigo.</text:p>
      <text:p text:style-name="P1"/>
      <text:p text:style-name="P1">Andrés Rodart</text:p>
      <text:p text:style-name="P1"/>
      <text:p text:style-name="P1"/>
      <text:p text:style-name="P1"/>
      <text:p text:style-name="P1"/>
      <text:p text:style-name="P3"><text:soft-page-break/>Aglae <text:span text:style-name="T13">A</text:span>lecto</text:p>
      <text:p text:style-name="P3"/>
      <text:p text:style-name="P3"><text:span text:style-name="T8">M</text:span>ujer <text:span text:style-name="T8">que</text:span> <text:span text:style-name="T1">rompes</text:span> c<text:span text:style-name="T8">on ira tu</text:span> ola</text:p>
      <text:p text:style-name="P3">sobre mi <text:span text:style-name="T8">alma</text:span> de sal y verbena,</text:p>
      <text:p text:style-name="P27"><text:span text:style-name="T13">dejando el cuerpo unido en la arena </text:span>//deja<text:span text:style-name="T10">ndo</text:span> <text:span text:style-name="T12">unir</text:span> mi cuerpo en la arena <text:s/>// <text:span text:style-name="T11">Dejas mi cuerpo en el templo de Athena //dejando el cuerpo en el templo de Athena</text:span></text:p>
      <text:p text:style-name="P28">esparces mis penas entre// dejas mi cuerpo desecho, en la arena //con mi cuerpo disperso en la arena </text:p>
      <text:p text:style-name="P3"><text:span text:style-name="T9">escucho tu pesar estando </text:span>sola.</text:p>
      <text:p text:style-name="P14"/>
      <text:p text:style-name="P3">Te vas mujer, vistiendo <text:span text:style-name="T3">tu</text:span> corola,</text:p>
      <text:p text:style-name="P3">con el signo boreal a vista plena,</text:p>
      <text:p text:style-name="P3"><text:span text:style-name="T4">para aquellos que andan sobre el </text:span>Siena,</text:p>
      <text:p text:style-name="P3">mientras voy disolviéndome en <text:span text:style-name="T4">tu</text:span> aureola.</text:p>
      <text:p text:style-name="P3"/>
      <text:p text:style-name="P3">¿Pondrás mis flores en tu bello ornato</text:p>
      <text:p text:style-name="P21">para al fin descansar tu amor conmigo</text:p>
      <text:p text:style-name="P3">o seguiré <text:span text:style-name="T5">en tus olas</text:span> sin percato</text:p>
      <text:p text:style-name="P3"/>
      <text:p text:style-name="P3"><text:span text:style-name="T6">por buscar</text:span> aliviar algún castigo?</text:p>
      <text:p text:style-name="P3"><text:span text:style-name="T7">Sin importar que pierda</text:span> mi retrato </text:p>
      <text:p text:style-name="P3">seguiré usando tus olas de abrigo.</text:p>
      <text:p text:style-name="P3"/>
      <text:p text:style-name="P3">Andrés Rodart</text:p>
      <text:p text:style-name="P3"/>
      <text:p text:style-name="P3"/>
      <text:p text:style-name="P3"><text:soft-page-break/></text:p>
      <text:p text:style-name="P4">Aglae <text:span text:style-name="T13">A</text:span>lecto</text:p>
      <text:p text:style-name="P4"/>
      <text:p text:style-name="P4"><text:span text:style-name="T8">M</text:span>ujer <text:span text:style-name="T8">que</text:span> <text:span text:style-name="T1">rompes</text:span> c<text:span text:style-name="T8">on ira tu</text:span> ola</text:p>
      <text:p text:style-name="P4"><text:span text:style-name="T14">sobre</text:span> mi <text:span text:style-name="T8">alma</text:span> de sal y verbena,</text:p>
      <text:p text:style-name="P28">dejas mi cuerpo desecho, en la arena </text:p>
      <text:p text:style-name="P4"><text:span text:style-name="T9">escucho tu pesar estando </text:span>sola.</text:p>
      <text:p text:style-name="P15"/>
      <text:p text:style-name="P4">Te vas mujer, vistiendo <text:span text:style-name="T3">tu</text:span> corola,</text:p>
      <text:p text:style-name="P4">con el signo boreal a vista plena,</text:p>
      <text:p text:style-name="P4"><text:span text:style-name="T4">para aquellos que obran a despena</text:span>,</text:p>
      <text:p text:style-name="P4">mientras voy disolviéndome en <text:span text:style-name="T4">tu</text:span> aureola.</text:p>
      <text:p text:style-name="P4"/>
      <text:p text:style-name="P4">¿Pondrás mis flores en tu bello ornato</text:p>
      <text:p text:style-name="P22">para al fin descansar tu amor conmigo</text:p>
      <text:p text:style-name="P4">o seguiré <text:span text:style-name="T5">en tus olas</text:span> sin percato</text:p>
      <text:p text:style-name="P4"/>
      <text:p text:style-name="P4"><text:span text:style-name="T6">por buscar</text:span> aliviar algún castigo?</text:p>
      <text:p text:style-name="P4"><text:span text:style-name="T7">Sin importar que pierda</text:span> mi retrato </text:p>
      <text:p text:style-name="P4">seguiré usando tus olas de abrigo.</text:p>
      <text:p text:style-name="P4"/>
      <text:p text:style-name="P4">Andrés Rodart</text:p>
      <text:p text:style-name="P4"/>
      <text:p text:style-name="P4"/>
      <text:p text:style-name="P5"/>
      <text:p text:style-name="P5"><text:soft-page-break/>Aglae <text:span text:style-name="T13">A</text:span>lecto</text:p>
      <text:p text:style-name="P5"/>
      <text:p text:style-name="P5"><text:span text:style-name="T8">M</text:span>ujer, <text:span text:style-name="T15">rompiste</text:span> c<text:span text:style-name="T8">on ira tu</text:span> ola</text:p>
      <text:p text:style-name="P5"><text:span text:style-name="T14">sobre</text:span> mi<text:span text:style-name="T15">s bordes</text:span> de sal y verbena,</text:p>
      <text:p text:style-name="P29"><text:span text:style-name="T16">y ya </text:span>disperso entre el mar y la arena </text:p>
      <text:p text:style-name="P5"><text:span text:style-name="T9">escuché tu pesar estando </text:span>sola.</text:p>
      <text:p text:style-name="P16"/>
      <text:p text:style-name="P5">Te vas mujer, vistiendo <text:span text:style-name="T3">tu</text:span> corola,</text:p>
      <text:p text:style-name="P5">con el signo boreal a vista plena,</text:p>
      <text:p text:style-name="P5"><text:span text:style-name="T4">para aquellos que viven sin su <text:s/>pena</text:span>,</text:p>
      <text:p text:style-name="P5">mientras voy disolviéndome en <text:span text:style-name="T4">tu</text:span> aureola.</text:p>
      <text:p text:style-name="P5"/>
      <text:p text:style-name="P5">¿Pondrás mis flores en tu bello ornato</text:p>
      <text:p text:style-name="P23">para al fin descansar tu amor conmigo</text:p>
      <text:p text:style-name="P5">o seguiré <text:span text:style-name="T5">en tus olas</text:span> sin percato</text:p>
      <text:p text:style-name="P5"/>
      <text:p text:style-name="P5"><text:span text:style-name="T6">por buscar</text:span> aliviar algún castigo?</text:p>
      <text:p text:style-name="P5"><text:span text:style-name="T7">Sin importar que pierda</text:span> mi retrato </text:p>
      <text:p text:style-name="P5">seguiré usando tus olas de abrigo.</text:p>
      <text:p text:style-name="P5"/>
      <text:p text:style-name="P5">Andrés Rodart</text:p>
      <text:p text:style-name="P5"/>
      <text:p text:style-name="P5"/>
      <text:p text:style-name="P5"/>
      <text:p text:style-name="P5"/>
      <text:p text:style-name="P7"><text:soft-page-break/>Aglae <text:span text:style-name="T13">A</text:span>lecto</text:p>
      <text:p text:style-name="P7"/>
      <text:p text:style-name="P7"><text:span text:style-name="T8">M</text:span>ujer <text:span text:style-name="T17">que rompes</text:span> c<text:span text:style-name="T8">on ira tu</text:span> ola</text:p>
      <text:p text:style-name="P7"><text:span text:style-name="T14">sobre</text:span> mi<text:span text:style-name="T15">s bordes</text:span> de sal y verbena,</text:p>
      <text:p text:style-name="P31"><text:span text:style-name="T16">y ya </text:span>disperso entre el mar y la arena </text:p>
      <text:p text:style-name="P7"><text:span text:style-name="T9">escucho tu pesar estando </text:span>sola.</text:p>
      <text:p text:style-name="P18"/>
      <text:p text:style-name="P7">Te vas mujer, vistiendo <text:span text:style-name="T3">tu</text:span> corola,</text:p>
      <text:p text:style-name="P7">con el signo boreal a vista plena,</text:p>
      <text:p text:style-name="P7"><text:span text:style-name="T4">para aquellos que van libres de pena</text:span>,</text:p>
      <text:p text:style-name="P7">mientras voy disolviéndome en <text:span text:style-name="T4">tu</text:span> aureola.</text:p>
      <text:p text:style-name="P7"/>
      <text:p text:style-name="P7">¿Pondrás mis flores en tu bello ornato</text:p>
      <text:p text:style-name="P33">junto a las que nacen en tu <text:span text:style-name="T21">ombligo</text:span></text:p>
      <text:p text:style-name="P25">al <text:span text:style-name="T18">descansar</text:span> <text:span text:style-name="T17">al fin</text:span> tu amor conmigo</text:p>
      <text:p text:style-name="P7">o seguiré <text:span text:style-name="T5">en tus olas</text:span> sin percato</text:p>
      <text:p text:style-name="P7"/>
      <text:p text:style-name="P7"><text:span text:style-name="T17">para </text:span><text:span text:style-name="T20">aliviar</text:span><text:span text:style-name="T17"> ahora</text:span> algún castigo?</text:p>
      <text:p text:style-name="P7"><text:span text:style-name="T7">Sin </text:span><text:span text:style-name="T19">importar</text:span><text:span text:style-name="T7"> que pierda</text:span> mi retrato </text:p>
      <text:p text:style-name="P7">seguiré usando tus olas de abrigo.</text:p>
      <text:p text:style-name="P7"/>
      <text:p text:style-name="P7">Andrés Rodart</text:p>
      <text:p text:style-name="P7"/>
      <text:p text:style-name="P7"/>
      <text:p text:style-name="P5"/>
      <text:p text:style-name="P6"><text:soft-page-break/>Aglae <text:span text:style-name="T13">A</text:span>lecto</text:p>
      <text:p text:style-name="P6"/>
      <text:p text:style-name="P6"><text:span text:style-name="T8">M</text:span>ujer <text:span text:style-name="T17">que rompes</text:span> c<text:span text:style-name="T8">on ira tu</text:span> ola</text:p>
      <text:p text:style-name="P6"><text:span text:style-name="T14">sobre</text:span> mi<text:span text:style-name="T15">s bordes</text:span> de sal y verbena,</text:p>
      <text:p text:style-name="P30"><text:span text:style-name="T21">solo y </text:span>disperso entre el mar y <text:span text:style-name="T21">la </text:span>arena </text:p>
      <text:p text:style-name="P6"><text:span text:style-name="T9">escucho tu pesar estando </text:span>sola.</text:p>
      <text:p text:style-name="P17"/>
      <text:p text:style-name="P7">Te vas mujer, vistiendo <text:span text:style-name="T3">tu</text:span> corola,</text:p>
      <text:p text:style-name="P7">con el signo boreal a vista plena,</text:p>
      <text:p text:style-name="P6"><text:span text:style-name="T4">para aquellos que viven su ebria pena</text:span>,</text:p>
      <text:p text:style-name="P6">mientras voy disolviéndome en <text:span text:style-name="T4">tu</text:span> aureola.</text:p>
      <text:p text:style-name="P6"/>
      <text:p text:style-name="P6">¿Pondrás mis flores en tu bello ornato</text:p>
      <text:p text:style-name="P24">al <text:span text:style-name="T23">descansar</text:span> <text:span text:style-name="T17">al fin</text:span> tu amor conmigo</text:p>
      <text:p text:style-name="P6">o seguiré <text:span text:style-name="T5">en tus olas</text:span> sin percato</text:p>
      <text:p text:style-name="P6"/>
      <text:p text:style-name="P6"><text:span text:style-name="T17">para darle el </text:span><text:span text:style-name="T24">alivi</text:span><text:span text:style-name="T25">o</text:span> algún castigo?</text:p>
      <text:p text:style-name="P8"><text:span text:style-name="T22">y aunque siga perdiendo mi retrato</text:span> </text:p>
      <text:p text:style-name="P6"><text:span text:style-name="T26">volveré a buscar </text:span><text:s/>tus olas de abrigo.</text:p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Aglae <text:span text:style-name="T13">A</text:span>lecto</text:p>
      <text:p text:style-name="P9"/>
      <text:p text:style-name="P9"><text:span text:style-name="T8">M</text:span>ujer <text:span text:style-name="T17">que rompes</text:span> c<text:span text:style-name="T8">on ira tu</text:span> ola</text:p>
      <text:p text:style-name="P9"><text:span text:style-name="T14">sobre</text:span> mi<text:span text:style-name="T15">s bordes</text:span> de sal y verbena,</text:p>
      <text:p text:style-name="P32"><text:span text:style-name="T21">solo y </text:span>disperso entre el mar y <text:span text:style-name="T21">la </text:span>arena </text:p>
      <text:p text:style-name="P9"><text:span text:style-name="T9">escucho tu pesar estando </text:span>sola.</text:p>
      <text:p text:style-name="P19"/>
      <text:p text:style-name="P9">Te vas mujer, vistiendo <text:span text:style-name="T3">tu</text:span> corola,</text:p>
      <text:p text:style-name="P9">con el signo boreal a vista plena,</text:p>
      <text:p text:style-name="P9"><text:span text:style-name="T4">para aquellos que viven su ebria pena</text:span>,</text:p>
      <text:p text:style-name="P9">mientras voy disolviéndome en <text:span text:style-name="T4">tu</text:span> aureola.</text:p>
      <text:p text:style-name="P9"/>
      <text:p text:style-name="P9">¿Pondrás mis flores en tu bello ornato</text:p>
      <text:p text:style-name="P26">al <text:span text:style-name="T23">descansar</text:span> <text:span text:style-name="T17">al fin</text:span> tu amor conmigo,</text:p>
      <text:p text:style-name="P9">o seguiré <text:span text:style-name="T5">en tus olas</text:span> sin percato</text:p>
      <text:p text:style-name="P9"/>
      <text:p text:style-name="P9"><text:span text:style-name="T17">para darle el </text:span><text:span text:style-name="T24">alivi</text:span><text:span text:style-name="T25">o</text:span> algún castigo?</text:p>
      <text:p text:style-name="P9"><text:span text:style-name="T22">y aunque siga perdiendo mi retrato</text:span> </text:p>
      <text:p text:style-name="P34"><text:span text:style-name="T27">e</text:span>ntre tus olas buscaré mi abrigo.</text:p>
      <text:p text:style-name="P6"/>
      <text:p text:style-name="P6">Andrés Rodart</text:p>
      <text:p text:style-name="P6"/>
      <text:p text:style-name="P6"/>
      <text:p text:style-name="P6"/>
      <text:p text:style-name="P6"/>
      <text:p text:style-name="P36"><text:soft-page-break/>Aglae <text:span text:style-name="T13">A</text:span>lecto</text:p>
      <text:p text:style-name="P36"/>
      <text:p text:style-name="P36"><text:span text:style-name="T8">M</text:span>ujer <text:span text:style-name="T17">que rompes</text:span> c<text:span text:style-name="T8">on ira tu</text:span> ola</text:p>
      <text:p text:style-name="P36"><text:span text:style-name="T14">sobre</text:span> mi<text:span text:style-name="T15">s bordes</text:span> de sal y verbena,</text:p>
      <text:p text:style-name="P37">disperso <text:span text:style-name="T29">e iluso</text:span> entre el mar y <text:span text:style-name="T21">la </text:span>arena </text:p>
      <text:p text:style-name="P36"><text:span text:style-name="T9">escucho tu pesar estando </text:span>sola.</text:p>
      <text:p text:style-name="P38"/>
      <text:p text:style-name="P36">Te vas mujer, <text:span text:style-name="T28">vestida en</text:span> <text:span text:style-name="T3">tu</text:span> corola,</text:p>
      <text:p text:style-name="P36">con el signo boreal a vista plena,</text:p>
      <text:p text:style-name="P36"><text:span text:style-name="T4">para aquellos que viven su ebria pena</text:span>,</text:p>
      <text:p text:style-name="P36">mientras voy disolviéndome en <text:span text:style-name="T4">tu</text:span> aureola.</text:p>
      <text:p text:style-name="P36"/>
      <text:p text:style-name="P36">¿Pondrás mis flores en tu bello ornato</text:p>
      <text:p text:style-name="P41">ansi<text:span text:style-name="T32">o</text:span>s<text:span text:style-name="T32">as ellas</text:span> <text:span text:style-name="T30">por rodear tu ombligo,</text:span></text:p>
      <text:p text:style-name="P36">o seguiré <text:span text:style-name="T5">en tus olas</text:span> sin percato</text:p>
      <text:p text:style-name="P36"/>
      <text:p text:style-name="P36"><text:span text:style-name="T17">para darle el </text:span><text:span text:style-name="T24">alivi</text:span><text:span text:style-name="T25">o</text:span> <text:span text:style-name="T28">a </text:span>algún castigo?</text:p>
      <text:p text:style-name="P36"><text:span text:style-name="T22">y aunque siga perdiendo mi retrato</text:span> </text:p>
      <text:p text:style-name="P39"><text:span text:style-name="T27">e</text:span>ntre tus olas buscaré mi abrigo.</text:p>
      <text:p text:style-name="P36"/>
      <text:p text:style-name="P36">Andrés Rodart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20:45:37.675987947</meta:creation-date>
    <dc:date>2017-04-20T15:23:50.319550372</dc:date>
    <meta:editing-duration>P1DT6H56M40S</meta:editing-duration>
    <meta:editing-cycles>11</meta:editing-cycles>
    <meta:generator>LibreOffice/5.1.6.2$Linux_X86_64 LibreOffice_project/10m0$Build-2</meta:generator>
    <meta:print-date>2017-04-05T21:36:30.252577195</meta:print-date>
    <meta:document-statistic meta:table-count="0" meta:image-count="0" meta:object-count="0" meta:page-count="9" meta:paragraph-count="144" meta:word-count="900" meta:character-count="4835" meta:non-whitespace-character-count="4059"/>
  </office:meta>
</office:document-meta>
</file>